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ider_caver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_spider</text:p>
          </table:table-cell>
          <table:table-cell table:number-columns-repeated="2"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_boss</text:p>
          </table:table-cell>
          <table:table-cell table:number-columns-repeated="4"/>
        </table:table-row>
      </table:table>
      <table:table table:name="cyclop_hall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yclo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yclop_magi</text:p>
          </table:table-cell>
          <table:table-cell table:number-columns-repeated="2"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cycl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p_boss</text:p>
          </table:table-cell>
          <table:table-cell table:number-columns-repeated="2" office:value-type="string" calcext:value-type="string">
            <text:p>cyclop_magi</text:p>
          </table:table-cell>
          <table:table-cell table:number-columns-repeated="2"/>
        </table:table-row>
      </table:table>
      <table:table table:name="undead_lair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otaur_skelly_bo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00-00-00</text:date>, <text:time style:data-style-name="N2" text:time-value="11:33:51.6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4:39.785000000</meta:creation-date>
    <meta:generator>LibreOffice/7.6.4.1$Windows_X86_64 LibreOffice_project/e19e193f88cd6c0525a17fb7a176ed8e6a3e2aa1</meta:generator>
    <dc:date>2024-02-10T11:35:08.026000000</dc:date>
    <meta:editing-duration>PT5H23M36S</meta:editing-duration>
    <meta:editing-cycles>27</meta:editing-cycles>
    <meta:document-statistic meta:table-count="3" meta:cell-count="92" meta:object-count="0"/>
  </office:meta>
</office:document-meta>
</file>